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1" style:family="table">
      <style:table-properties style:width="4.1667in" fo:margin-left="1.3167in" table:align="left"/>
    </style:style>
    <style:style style:name="Tabell1.A" style:family="table-column">
      <style:table-column-properties style:column-width="2.1458in"/>
    </style:style>
    <style:style style:name="Tabell1.B" style:family="table-column">
      <style:table-column-properties style:column-width="2.0208in"/>
    </style:style>
    <style:style style:name="Tabell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1.B1" style:family="table-cell">
      <style:table-cell-properties fo:padding="0.0382in" fo:border="0.05pt solid #000000"/>
    </style:style>
    <style:style style:name="Tabell2" style:family="table">
      <style:table-properties style:width="6.9271in" fo:margin-left="0in" table:align="left"/>
    </style:style>
    <style:style style:name="Tabell2.A" style:family="table-column">
      <style:table-column-properties style:column-width="1.6347in"/>
    </style:style>
    <style:style style:name="Tabell2.B" style:family="table-column">
      <style:table-column-properties style:column-width="1.6882in"/>
    </style:style>
    <style:style style:name="Tabell2.C" style:family="table-column">
      <style:table-column-properties style:column-width="3.6042in"/>
    </style:style>
    <style:style style:name="Tabell2.A1" style:family="table-cell">
      <style:table-cell-properties style:vertical-align="middle"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ell2.B1" style:family="table-cell">
      <style:table-cell-properties fo:padding="0.0382in" fo:border-left="0.05pt solid #000000" fo:border-right="none" fo:border-top="0.05pt solid #000000" fo:border-bottom="none"/>
    </style:style>
    <style:style style:name="Tabell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2.2" style:family="table-row">
      <style:table-row-properties style:min-row-height="0.0653in"/>
    </style:style>
    <style:style style:name="Tabell2.A2" style:family="table-cell">
      <style:table-cell-properties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ell2.B2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ell2.C2" style:family="table-cell">
      <style:table-cell-properties fo:background-color="#eeeeee" fo:padding="0.0382in" fo:border-left="0.05pt solid #000000" fo:border-right="0.05pt solid #000000" fo:border-top="none" fo:border-bottom="none">
        <style:background-image/>
      </style:table-cell-properties>
    </style:style>
    <style:style style:name="Tabell2.A3" style:family="table-cell">
      <style:table-cell-properties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ell2.B3" style:family="table-cell">
      <style:table-cell-properties fo:padding="0.0382in" fo:border-left="0.05pt solid #000000" fo:border-right="none" fo:border-top="none" fo:border-bottom="0.05pt solid #000000"/>
    </style:style>
    <style:style style:name="Tabell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3" style:family="table">
      <style:table-properties style:width="6.9271in" fo:margin-left="0in" table:align="left"/>
    </style:style>
    <style:style style:name="Tabell3.A" style:family="table-column">
      <style:table-column-properties style:column-width="1.1042in"/>
    </style:style>
    <style:style style:name="Tabell3.B" style:family="table-column">
      <style:table-column-properties style:column-width="2.4583in"/>
    </style:style>
    <style:style style:name="Tabell3.C" style:family="table-column">
      <style:table-column-properties style:column-width="3.3646in"/>
    </style:style>
    <style:style style:name="Tabell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3.C1" style:family="table-cell">
      <style:table-cell-properties fo:padding="0.0382in" fo:border="0.05pt solid #000000"/>
    </style:style>
    <style:style style:name="Tabell3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4" style:family="table">
      <style:table-properties style:width="6.925in" table:align="margins"/>
    </style:style>
    <style:style style:name="Tabell4.A" style:family="table-column">
      <style:table-column-properties style:column-width="2.3083in" style:rel-column-width="21845*"/>
    </style:style>
    <style:style style:name="Tabell4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4.C1" style:family="table-cell">
      <style:table-cell-properties fo:padding="0.0382in" fo:border="0.05pt solid #000000"/>
    </style:style>
    <style:style style:name="Tabell4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4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4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4.B3" style:family="table-cell">
      <style:table-cell-properties fo:padding="0.0382in" fo:border-left="0.05pt solid #000000" fo:border-right="none" fo:border-top="none" fo:border-bottom="0.05pt solid #000000"/>
    </style:style>
    <style:style style:name="Tabell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5" style:family="table">
      <style:table-properties style:width="6.925in" table:align="margins"/>
    </style:style>
    <style:style style:name="Tabell5.A" style:family="table-column">
      <style:table-column-properties style:column-width="2.3083in" style:rel-column-width="21845*"/>
    </style:style>
    <style:style style:name="Tabell5.C" style:family="table-column">
      <style:table-column-properties style:column-width="2.3083in" style:rel-column-width="21844*"/>
    </style:style>
    <style:style style:name="Tabell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5.C1" style:family="table-cell">
      <style:table-cell-properties fo:padding="0.0382in" fo:border="0.05pt solid #000000"/>
    </style:style>
    <style:style style:name="Tabell5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5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5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5.B3" style:family="table-cell">
      <style:table-cell-properties fo:padding="0.0382in" fo:border-left="0.05pt solid #000000" fo:border-right="none" fo:border-top="none" fo:border-bottom="0.05pt solid #000000"/>
    </style:style>
    <style:style style:name="Tabell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6" style:family="table">
      <style:table-properties style:width="6.9271in" fo:margin-left="0in" table:align="left"/>
    </style:style>
    <style:style style:name="Tabell6.A" style:family="table-column">
      <style:table-column-properties style:column-width="2.3083in"/>
    </style:style>
    <style:style style:name="Tabell6.B" style:family="table-column">
      <style:table-column-properties style:column-width="1.9729in"/>
    </style:style>
    <style:style style:name="Tabell6.C" style:family="table-column">
      <style:table-column-properties style:column-width="2.6458in"/>
    </style:style>
    <style:style style:name="Tabell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6.C1" style:family="table-cell">
      <style:table-cell-properties fo:padding="0.0382in" fo:border="0.05pt solid #000000"/>
    </style:style>
    <style:style style:name="Tabell6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ell6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ell6.C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6.B3" style:family="table-cell">
      <style:table-cell-properties fo:padding="0.0382in" fo:border-left="0.05pt solid #000000" fo:border-right="none" fo:border-top="none" fo:border-bottom="0.05pt solid #000000"/>
    </style:style>
    <style:style style:name="Tabell6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0be027" officeooo:paragraph-rsid="000be02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0pt" officeooo:rsid="000be027" officeooo:paragraph-rsid="000be02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0be027" officeooo:paragraph-rsid="000be02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167ba" officeooo:paragraph-rsid="001167b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officeooo:paragraph-rsid="000d6932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f2495" officeooo:paragraph-rsid="000f24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officeooo:rsid="001167ba" officeooo:paragraph-rsid="001167ba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0pt" fo:font-style="italic" officeooo:rsid="001167ba" officeooo:paragraph-rsid="001167ba" style:font-size-asian="10pt" style:font-style-asian="italic" style:font-size-complex="10pt" style:font-style-complex="italic"/>
    </style:style>
    <style:style style:name="P9" style:family="paragraph" style:parent-style-name="Preformatted_20_Text">
      <style:paragraph-properties fo:text-align="start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0pt" fo:font-style="italic" officeooo:paragraph-rsid="000d6932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be027" officeooo:paragraph-rsid="000be027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0be027" officeooo:paragraph-rsid="000be02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1167ba" officeooo:paragraph-rsid="001167b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1230eb" officeooo:paragraph-rsid="001230e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officeooo:rsid="000be027" officeooo:paragraph-rsid="000be02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font-size="10pt" fo:font-style="italic" officeooo:rsid="001167ba" officeooo:paragraph-rsid="001167b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font-size="10pt" fo:font-style="italic" officeooo:rsid="001230eb" officeooo:paragraph-rsid="001230eb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0be027" officeooo:paragraph-rsid="000be02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officeooo:rsid="000be027" officeooo:paragraph-rsid="000be02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0f2495" officeooo:paragraph-rsid="000f249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0d6932" officeooo:paragraph-rsid="000d693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10543b" officeooo:paragraph-rsid="0010543b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1167ba" officeooo:paragraph-rsid="001167ba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1230eb" officeooo:paragraph-rsid="001230eb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paragraph-rsid="000d693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paragraph-rsid="000f249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paragraph-rsid="0016e0e2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rsid="000d6932" officeooo:paragraph-rsid="000d6932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officeooo:rsid="0010b363" officeooo:paragraph-rsid="0010b363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style="italic" officeooo:paragraph-rsid="000d6932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style="normal" officeooo:paragraph-rsid="000d6932" style:font-size-asian="10pt" style:font-style-asian="normal" style:font-size-complex="10pt" style:font-style-complex="normal"/>
    </style:style>
    <style:style style:name="T1" style:family="text">
      <style:text-properties officeooo:rsid="000be0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543b" style:font-weight-asian="bold" style:font-weight-complex="bold"/>
    </style:style>
    <style:style style:name="T4" style:family="text">
      <style:text-properties fo:font-weight="bold" officeooo:rsid="00139b61" style:font-weight-asian="bold" style:font-weight-complex="bold"/>
    </style:style>
    <style:style style:name="T5" style:family="text">
      <style:text-properties fo:font-weight="bold" officeooo:rsid="0016e0e2" style:font-weight-asian="bold" style:font-weight-complex="bold"/>
    </style:style>
    <style:style style:name="T6" style:family="text">
      <style:text-properties officeooo:rsid="000d693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543b" style:font-weight-asian="normal" style:font-weight-complex="normal"/>
    </style:style>
    <style:style style:name="T9" style:family="text">
      <style:text-properties fo:font-weight="normal" officeooo:rsid="0010b363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230eb"/>
    </style:style>
    <style:style style:name="T12" style:family="text">
      <style:text-properties style:font-name="Nimbus Roman No9 L"/>
    </style:style>
    <style:style style:name="T13" style:family="text">
      <style:text-properties style:font-name="Nimbus Roman No9 L" fo:font-weight="bold" style:font-weight-asian="bold" style:font-weight-complex="bold"/>
    </style:style>
    <style:style style:name="T14" style:family="text">
      <style:text-properties officeooo:rsid="00139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I/O</text:p>
      <text:p text:style-name="P2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9">Libary</text:p>
          </table:table-cell>
          <table:table-cell table:style-name="Tabell1.B1" office:value-type="string">
            <text:p text:style-name="P13"><text:s/><text:span text:style-name="T1">#include &lt;file.IO.h&gt;</text:span></text:p>
          </table:table-cell>
        </table:table-row>
      </table:table>
      <text:p text:style-name="P3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table:number-rows-spanned="3" office:value-type="string">
            <text:p text:style-name="P19">Variables and konstants</text:p>
          </table:table-cell>
          <table:table-cell table:style-name="Tabell2.B1" office:value-type="string">
            <text:p text:style-name="P12"><text:span text:style-name="T2">FILE </text:span>*file;</text:p>
          </table:table-cell>
          <table:table-cell table:style-name="Tabell2.C1" office:value-type="string">
            <text:p text:style-name="P16">Holder of the file</text:p>
          </table:table-cell>
        </table:table-row>
        <table:table-row table:style-name="Tabell2.2">
          <table:covered-table-cell/>
          <table:table-cell table:style-name="Tabell2.B2" office:value-type="string">
            <text:p text:style-name="P15"><text:span text:style-name="T2">fpos_t </text:span>pos;</text:p>
          </table:table-cell>
          <table:table-cell table:style-name="Tabell2.C2" office:value-type="string">
            <text:p text:style-name="P18">Stream position (where we are reading in the file)</text:p>
          </table:table-cell>
        </table:table-row>
        <table:table-row>
          <table:covered-table-cell/>
          <table:table-cell table:style-name="Tabell2.B3" office:value-type="string">
            <text:p text:style-name="P20">EOF</text:p>
          </table:table-cell>
          <table:table-cell table:style-name="Tabell2.C3" office:value-type="string">
            <text:p text:style-name="P16">Konstant that indikates the “end of file”</text:p>
          </table:table-cell>
        </table:table-row>
      </table:table>
      <text:p text:style-name="P3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21"><text:s/><text:span text:style-name="T6">Access</text:span></text:p>
          </table:table-cell>
          <table:table-cell table:style-name="Tabell3.B1" office:value-type="string">
            <text:p text:style-name="P5">file = <text:span text:style-name="T2">fopen( </text:span>"c:\\test.txt", "r"<text:span text:style-name="T2"> )</text:span>;</text:p>
            <text:p text:style-name="P5"/>
            <text:p text:style-name="P5"><text:span text:style-name="T14"><text:s text:c="4"/>file = </text:span><text:span text:style-name="T4">freopen</text:span><text:span text:style-name="T14">( “c:\\test2.txt”, “r” );</text:span><text:line-break/> <text:s text:c="3"/><text:span text:style-name="T10">/* Do stuff */</text:span></text:p>
            <text:p text:style-name="P5"><text:span text:style-name="T10"/></text:p>
            <text:p text:style-name="P34"><text:span text:style-name="T2">fclose(</text:span><text:span text:style-name="T7"> file </text:span><text:span text:style-name="T2">)</text:span>;</text:p>
          </table:table-cell>
          <table:table-cell table:style-name="Tabell3.C1" office:value-type="string">
            <text:p text:style-name="P33">FILE *<text:span text:style-name="T2">fopen(</text:span>const char *filename, const char *mode<text:span text:style-name="T2">)</text:span></text:p>
            <text:p text:style-name="P10"/>
            <text:p text:style-name="P10">FILE *<text:span text:style-name="T2">freopen</text:span> ( const char * filename, const char * mode, FILE * stream );</text:p>
            <text:p text:style-name="P33"/>
            <text:p text:style-name="P33"><text:s text:c="2"/>/* <text:span text:style-name="T6">Do stuff </text:span>*/</text:p>
            <text:p text:style-name="P33"><text:span text:style-name="T10"/></text:p>
            <text:p text:style-name="P33"><text:span text:style-name="T10">int </text:span><text:span text:style-name="T2">fclose(</text:span><text:span text:style-name="T10">FILE *a_file</text:span><text:span text:style-name="T2">)</text:span></text:p>
          </table:table-cell>
        </table:table-row>
        <table:table-row>
          <table:table-cell table:style-name="Tabell3.A2" office:value-type="string">
            <text:p text:style-name="P23">Modes</text:p>
          </table:table-cell>
          <table:table-cell table:style-name="Tabell3.B2" table:number-columns-spanned="2" office:value-type="string">
            <text:p text:style-name="P32"><text:span text:style-name="T2">r</text:span> <text:s/>- open for reading </text:p>
            <text:p text:style-name="P32"><text:span text:style-name="T2">w </text:span><text:s/>- open for writing (file need not exist) </text:p>
            <text:p text:style-name="P32"><text:span text:style-name="T2">a</text:span> <text:s/>- open for appending (file need not exist) </text:p>
            <text:p text:style-name="P32"><text:span text:style-name="T2">r+</text:span> - open for reading and writing, start at beginning </text:p>
            <text:p text:style-name="P32"><text:span text:style-name="T2">w+</text:span> - open for reading and writing (overwrite file) </text:p>
            <text:p text:style-name="P32"><text:span text:style-name="T2">a+</text:span> - open for reading and writing (append if file exists)</text:p>
          </table:table-cell>
          <table:covered-table-cell/>
        </table:table-row>
      </table:table>
      <text:p text:style-name="P3"/>
      <text:p text:style-name="P6">Reading</text:p>
      <text:p text:style-name="P3"/>
      <table:table table:name="Tabell4" table:style-name="Tabell4">
        <table:table-column table:style-name="Tabell4.A" table:number-columns-repeated="3"/>
        <table:table-row>
          <table:table-cell table:style-name="Tabell4.A1" office:value-type="string">
            <text:p text:style-name="P22">Character</text:p>
          </table:table-cell>
          <table:table-cell table:style-name="Tabell4.B1" office:value-type="string">
            <text:p text:style-name="P30"><text:span text:style-name="T9">i</text:span><text:span text:style-name="T8">nt c =</text:span><text:span text:style-name="T3"> </text:span><text:span text:style-name="T2">fgetc(</text:span> file<text:span text:style-name="T2"> )</text:span>;</text:p>
          </table:table-cell>
          <table:table-cell table:style-name="Tabell4.C1" office:value-type="string">
            <text:p text:style-name="P33">int <text:span text:style-name="T2">fgetc (</text:span>FILE *fp<text:span text:style-name="T2">)</text:span></text:p>
          </table:table-cell>
        </table:table-row>
        <table:table-row>
          <table:table-cell table:style-name="Tabell4.A2" office:value-type="string">
            <text:p text:style-name="P24">Block of data</text:p>
          </table:table-cell>
          <table:table-cell table:style-name="Tabell4.B2" office:value-type="string">
            <text:p text:style-name="P27"><text:span text:style-name="T3">f</text:span><text:span text:style-name="T2">read</text:span><text:span text:style-name="T7">( </text:span><text:span text:style-name="T8">container_</text:span><text:span text:style-name="T9">ptr</text:span><text:span text:style-name="T8">, size_</text:span><text:span text:style-name="T9">of_elements</text:span><text:span text:style-name="T8">, <text:s/></text:span><text:span text:style-name="T9">number_of_elements, file</text:span><text:span text:style-name="T7"> );</text:span></text:p>
          </table:table-cell>
          <table:table-cell table:style-name="Tabell4.C2" office:value-type="string">
            <text:p text:style-name="P32">size_t <text:span text:style-name="T2">fread(</text:span>void *<text:span text:style-name="T2">ptr,</text:span> size_t size_of_elements, size_t number_of_elements, FILE *a_file<text:span text:style-name="T2">)</text:span></text:p>
          </table:table-cell>
        </table:table-row>
        <table:table-row>
          <table:table-cell table:style-name="Tabell4.A2" office:value-type="string">
            <text:p text:style-name="P25">Formated data</text:p>
          </table:table-cell>
          <table:table-cell table:style-name="Tabell4.B3" office:value-type="string">
            <text:p text:style-name="P31"><text:span text:style-name="T2">fscanf</text:span>( file, “%s”, char_container )</text:p>
          </table:table-cell>
          <table:table-cell table:style-name="Tabell4.C3" office:value-type="string">
            <text:p text:style-name="P32"/>
          </table:table-cell>
        </table:table-row>
      </table:table>
      <text:p text:style-name="P3"/>
      <text:p text:style-name="P6">Wrighting</text:p>
      <text:p text:style-name="P3"/>
      <table:table table:name="Tabell5" table:style-name="Tabell5">
        <table:table-column table:style-name="Tabell5.A" table:number-columns-repeated="2"/>
        <table:table-column table:style-name="Tabell5.C"/>
        <table:table-row>
          <table:table-cell table:style-name="Tabell5.A1" office:value-type="string">
            <text:p text:style-name="P22">Character</text:p>
          </table:table-cell>
          <table:table-cell table:style-name="Tabell5.B1" office:value-type="string">
            <text:p text:style-name="P28"><text:span text:style-name="T2">fputc(</text:span> 'char', file<text:span text:style-name="T2"> )</text:span>;</text:p>
          </table:table-cell>
          <table:table-cell table:style-name="Tabell5.C1" office:value-type="string">
            <text:p text:style-name="P32">int <text:span text:style-name="T2">fputc( </text:span>int c, FILE *fp<text:span text:style-name="T2"> )</text:span></text:p>
          </table:table-cell>
        </table:table-row>
        <table:table-row>
          <table:table-cell table:style-name="Tabell5.A2" office:value-type="string">
            <text:p text:style-name="P24">Block of data</text:p>
          </table:table-cell>
          <table:table-cell table:style-name="Tabell5.B2" office:value-type="string">
            <text:p text:style-name="P29"><text:span text:style-name="T5">f</text:span><text:span text:style-name="T2">write( </text:span><text:span text:style-name="T8">container_</text:span><text:span text:style-name="T9">ptr</text:span><text:span text:style-name="T8">, size_</text:span><text:span text:style-name="T9">of_elements</text:span><text:span text:style-name="T8">, <text:s/></text:span><text:span text:style-name="T9">number_of_elements, file </text:span><text:span text:style-name="T2">)</text:span>;</text:p>
          </table:table-cell>
          <table:table-cell table:style-name="Tabell5.C2" office:value-type="string">
            <text:p text:style-name="P32">size_t <text:span text:style-name="T2">fwrite(</text:span>const void *ptr, size_t size_of_elements, size_t number_of_elements, FILE *a_file<text:span text:style-name="T2">)</text:span></text:p>
          </table:table-cell>
        </table:table-row>
        <table:table-row>
          <table:table-cell table:style-name="Tabell5.A2" office:value-type="string">
            <text:p text:style-name="P25">Formated data</text:p>
          </table:table-cell>
          <table:table-cell table:style-name="Tabell5.B3" office:value-type="string">
            <text:p text:style-name="P31"><text:span text:style-name="T2">fprintf</text:span>( file, “stuff I want to wright” );</text:p>
          </table:table-cell>
          <table:table-cell table:style-name="Tabell5.C3" office:value-type="string">
            <text:p text:style-name="P32"/>
          </table:table-cell>
        </table:table-row>
      </table:table>
      <text:p text:style-name="P3"/>
      <text:p text:style-name="P7">Stream Manipultion</text:p>
      <text:p text:style-name="P4"/>
      <table:table table:name="Tabell6" table:style-name="Tabell6">
        <table:table-column table:style-name="Tabell6.A"/>
        <table:table-column table:style-name="Tabell6.B"/>
        <table:table-column table:style-name="Tabell6.C"/>
        <table:table-row>
          <table:table-cell table:style-name="Tabell6.A1" office:value-type="string">
            <text:p text:style-name="P25">Rewinding stream</text:p>
          </table:table-cell>
          <table:table-cell table:style-name="Tabell6.B1" office:value-type="string">
            <text:p text:style-name="P14"><text:span text:style-name="T2">rewind</text:span>( file );</text:p>
          </table:table-cell>
          <table:table-cell table:style-name="Tabell6.C1" office:value-type="string">
            <text:p text:style-name="P17">void <text:span text:style-name="T2">rewind</text:span>( FILE *stream )</text:p>
          </table:table-cell>
        </table:table-row>
        <table:table-row>
          <table:table-cell table:style-name="Tabell6.A2" office:value-type="string">
            <text:p text:style-name="P25">Reading the current stream position</text:p>
          </table:table-cell>
          <table:table-cell table:style-name="Tabell6.B2" office:value-type="string">
            <text:p text:style-name="P14"><text:span text:style-name="T2">fgetpos</text:span>( file, <text:span text:style-name="T11">&amp;pos </text:span>);</text:p>
          </table:table-cell>
          <table:table-cell table:style-name="Tabell6.C2" office:value-type="string">
            <text:p text:style-name="P9">int <text:span text:style-name="T2">fgetpos</text:span> ( FILE * stream, fpos_t * pos );</text:p>
          </table:table-cell>
        </table:table-row>
        <table:table-row>
          <table:table-cell table:style-name="Tabell6.A2" office:value-type="string">
            <text:p text:style-name="P26">Restoring the stream position</text:p>
          </table:table-cell>
          <table:table-cell table:style-name="Tabell6.B3" office:value-type="string">
            <text:p text:style-name="P15"><text:span text:style-name="T2">fsetpos</text:span>( file, &amp;pos );</text:p>
          </table:table-cell>
          <table:table-cell table:style-name="Tabell6.C3" office:value-type="string">
            <text:p text:style-name="P9">int <text:span text:style-name="T2">fsetpos</text:span> ( FILE * stream, const fpos_t * pos )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6:16:31.255226921</meta:creation-date>
    <dc:date>2014-02-22T18:11:20.581986779</dc:date>
    <meta:editing-duration>PT23M14S</meta:editing-duration>
    <meta:editing-cycles>5</meta:editing-cycles>
    <meta:generator>LibreOffice/4.1.3.2$Linux_x86 LibreOffice_project/410m0$Build-2</meta:generator>
    <meta:document-statistic meta:table-count="6" meta:image-count="0" meta:object-count="0" meta:page-count="1" meta:paragraph-count="53" meta:word-count="265" meta:character-count="1612" meta:non-whitespace-character-count="1378"/>
  </office:meta>
</office:document-meta>
</file>